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8cm"/>
    </style:style>
    <style:style style:name="co4" style:family="table-column">
      <style:table-column-properties fo:break-before="auto" style:column-width="0.235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2">
          <table:table-cell table:number-columns-repeated="2"/>
          <table:table-cell office:value-type="string">
            <text:p>PV1</text:p>
          </table:table-cell>
          <table:table-cell office:value-type="string">
            <text:p>PV2</text:p>
          </table:table-cell>
          <table:table-cell office:value-type="string">
            <text:p>PV3</text:p>
          </table:table-cell>
          <table:table-cell office:value-type="string">
            <text:p>PV4</text:p>
          </table:table-cell>
          <table:table-cell office:value-type="string">
            <text:p>PV5</text:p>
          </table:table-cell>
          <table:table-cell office:value-type="string">
            <text:p>PV6</text:p>
          </table:table-cell>
          <table:table-cell office:value-type="string">
            <text:p>PV7</text:p>
          </table:table-cell>
          <table:table-cell office:value-type="string">
            <text:p>PV8</text:p>
          </table:table-cell>
          <table:table-cell/>
          <table:table-cell office:value-type="string">
            <text:p>Coef n</text:p>
          </table:table-cell>
          <table:table-cell office:value-type="string">
            <text:p><text:s/>Coef d_lin</text:p>
          </table:table-cell>
          <table:table-cell table:number-columns-repeated="1011"/>
        </table:table-row>
        <table:table-row table:style-name="ro1">
          <table:table-cell office:value-type="string">
            <text:p>Red</text:p>
          </table:table-cell>
          <table:table-cell/>
          <table:table-cell office:value-type="float" office:value="0.694">
            <text:p>0,694</text:p>
          </table:table-cell>
          <table:table-cell office:value-type="float" office:value="0.505">
            <text:p>0,505</text:p>
          </table:table-cell>
          <table:table-cell office:value-type="float" office:value="0.45">
            <text:p>0,45</text:p>
          </table:table-cell>
          <table:table-cell office:value-type="float" office:value="0.41">
            <text:p>0,41</text:p>
          </table:table-cell>
          <table:table-cell office:value-type="float" office:value="0.38">
            <text:p>0,38</text:p>
          </table:table-cell>
          <table:table-cell office:value-type="float" office:value="0.354">
            <text:p>0,354</text:p>
          </table:table-cell>
          <table:table-cell office:value-type="float" office:value="0.289">
            <text:p>0,289</text:p>
          </table:table-cell>
          <table:table-cell office:value-type="float" office:value="0.232">
            <text:p>0,232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Green</text:p>
          </table:table-cell>
          <table:table-cell/>
          <table:table-cell office:value-type="float" office:value="0.68">
            <text:p>0,68</text:p>
          </table:table-cell>
          <table:table-cell office:value-type="float" office:value="0.549">
            <text:p>0,549</text:p>
          </table:table-cell>
          <table:table-cell office:value-type="float" office:value="0.501">
            <text:p>0,501</text:p>
          </table:table-cell>
          <table:table-cell office:value-type="float" office:value="0.462">
            <text:p>0,462</text:p>
          </table:table-cell>
          <table:table-cell office:value-type="float" office:value="0.432">
            <text:p>0,432</text:p>
          </table:table-cell>
          <table:table-cell office:value-type="float" office:value="0.405">
            <text:p>0,405</text:p>
          </table:table-cell>
          <table:table-cell office:value-type="float" office:value="0.332">
            <text:p>0,332</text:p>
          </table:table-cell>
          <table:table-cell office:value-type="float" office:value="0.266">
            <text:p>0,266</text:p>
          </table:table-cell>
          <table:table-cell table:number-columns-repeated="1014"/>
        </table:table-row>
        <table:table-row table:style-name="ro1">
          <table:table-cell office:value-type="string">
            <text:p>Blue</text:p>
          </table:table-cell>
          <table:table-cell/>
          <table:table-cell office:value-type="float" office:value="0.482">
            <text:p>0,482</text:p>
          </table:table-cell>
          <table:table-cell office:value-type="float" office:value="0.438">
            <text:p>0,438</text:p>
          </table:table-cell>
          <table:table-cell office:value-type="float" office:value="0.416">
            <text:p>0,416</text:p>
          </table:table-cell>
          <table:table-cell office:value-type="float" office:value="0.399">
            <text:p>0,399</text:p>
          </table:table-cell>
          <table:table-cell office:value-type="float" office:value="0.385">
            <text:p>0,385</text:p>
          </table:table-cell>
          <table:table-cell office:value-type="float" office:value="0.371">
            <text:p>0,371</text:p>
          </table:table-cell>
          <table:table-cell office:value-type="float" office:value="0.331">
            <text:p>0,331</text:p>
          </table:table-cell>
          <table:table-cell office:value-type="float" office:value="0.288">
            <text:p>0,288</text:p>
          </table:table-cell>
          <table:table-cell table:number-columns-repeated="1014"/>
        </table:table-row>
        <table:table-row table:style-name="ro1">
          <table:table-cell office:value-type="string">
            <text:p>ECR</text:p>
          </table:table-cell>
          <table:table-cell/>
          <table:table-cell office:value-type="float" office:value="0.00597">
            <text:p>0,00597</text:p>
          </table:table-cell>
          <table:table-cell office:value-type="float" office:value="0.00469">
            <text:p>0,00469</text:p>
          </table:table-cell>
          <table:table-cell office:value-type="float" office:value="0.00464">
            <text:p>0,00464</text:p>
          </table:table-cell>
          <table:table-cell office:value-type="float" office:value="0.00483">
            <text:p>0,00483</text:p>
          </table:table-cell>
          <table:table-cell office:value-type="float" office:value="0.00441">
            <text:p>0,00441</text:p>
          </table:table-cell>
          <table:table-cell office:value-type="float" office:value="0.00435">
            <text:p>0,00435</text:p>
          </table:table-cell>
          <table:table-cell office:value-type="float" office:value="0.0044">
            <text:p>0,0044</text:p>
          </table:table-cell>
          <table:table-cell office:value-type="float" office:value="0.00435">
            <text:p>0,00435</text:p>
          </table:table-cell>
          <table:table-cell table:number-columns-repeated="1014"/>
        </table:table-row>
        <table:table-row table:style-name="ro1">
          <table:table-cell office:value-type="string">
            <text:p>ECG</text:p>
          </table:table-cell>
          <table:table-cell/>
          <table:table-cell office:value-type="float" office:value="0.0054">
            <text:p>0,0054</text:p>
          </table:table-cell>
          <table:table-cell office:value-type="float" office:value="0.00492">
            <text:p>0,00492</text:p>
          </table:table-cell>
          <table:table-cell office:value-type="float" office:value="0.00498">
            <text:p>0,00498</text:p>
          </table:table-cell>
          <table:table-cell office:value-type="float" office:value="0.00531">
            <text:p>0,00531</text:p>
          </table:table-cell>
          <table:table-cell office:value-type="float" office:value="0.0047">
            <text:p>0,0047</text:p>
          </table:table-cell>
          <table:table-cell office:value-type="float" office:value="0.00451">
            <text:p>0,00451</text:p>
          </table:table-cell>
          <table:table-cell office:value-type="float" office:value="0.00458">
            <text:p>0,00458</text:p>
          </table:table-cell>
          <table:table-cell office:value-type="float" office:value="0.00479">
            <text:p>0,00479</text:p>
          </table:table-cell>
          <table:table-cell table:number-columns-repeated="1014"/>
        </table:table-row>
        <table:table-row table:style-name="ro1">
          <table:table-cell office:value-type="string">
            <text:p>ECB</text:p>
          </table:table-cell>
          <table:table-cell/>
          <table:table-cell office:value-type="float" office:value="0.00464">
            <text:p>0,00464</text:p>
          </table:table-cell>
          <table:table-cell office:value-type="float" office:value="0.0043">
            <text:p>0,0043</text:p>
          </table:table-cell>
          <table:table-cell office:value-type="float" office:value="0.00418">
            <text:p>0,00418</text:p>
          </table:table-cell>
          <table:table-cell office:value-type="float" office:value="0.00436">
            <text:p>0,00436</text:p>
          </table:table-cell>
          <table:table-cell office:value-type="float" office:value="0.00411">
            <text:p>0,00411</text:p>
          </table:table-cell>
          <table:table-cell office:value-type="float" office:value="0.00399">
            <text:p>0,00399</text:p>
          </table:table-cell>
          <table:table-cell office:value-type="float" office:value="0.00396">
            <text:p>0,00396</text:p>
          </table:table-cell>
          <table:table-cell office:value-type="float" office:value="0.00422">
            <text:p>0,00422</text:p>
          </table:table-cell>
          <table:table-cell table:number-columns-repeated="1014"/>
        </table:table-row>
        <table:table-row table:style-name="ro2">
          <table:table-cell office:value-type="string">
            <text:p>nPVr</text:p>
          </table:table-cell>
          <table:table-cell/>
          <table:table-cell table:formula="of:=([.$C2]/[.C2])-1" office:value-type="float" office:value="0">
            <text:p>0</text:p>
          </table:table-cell>
          <table:table-cell table:formula="of:=([.$C2]/[.D2])-1" office:value-type="float" office:value="0.374257425742574">
            <text:p>0,3742574257</text:p>
          </table:table-cell>
          <table:table-cell table:formula="of:=([.$C2]/[.E2])-1" office:value-type="float" office:value="0.542222222222222">
            <text:p>0,5422222222</text:p>
          </table:table-cell>
          <table:table-cell table:formula="of:=([.$C2]/[.F2])-1" office:value-type="float" office:value="0.692682926829268">
            <text:p>0,6926829268</text:p>
          </table:table-cell>
          <table:table-cell table:formula="of:=([.$C2]/[.G2])-1" office:value-type="float" office:value="0.826315789473684">
            <text:p>0,8263157895</text:p>
          </table:table-cell>
          <table:table-cell table:formula="of:=([.$C2]/[.H2])-1" office:value-type="float" office:value="0.96045197740113">
            <text:p>0,9604519774</text:p>
          </table:table-cell>
          <table:table-cell table:formula="of:=([.$C2]/[.I2])-1" office:value-type="float" office:value="1.40138408304498">
            <text:p>1,401384083</text:p>
          </table:table-cell>
          <table:table-cell table:formula="of:=([.$C2]/[.J2])-1" office:value-type="float" office:value="1.99137931034483">
            <text:p>1,9913793103</text:p>
          </table:table-cell>
          <table:table-cell table:number-columns-repeated="1014"/>
        </table:table-row>
        <table:table-row table:style-name="ro2">
          <table:table-cell office:value-type="string">
            <text:p>nPVg</text:p>
          </table:table-cell>
          <table:table-cell/>
          <table:table-cell table:formula="of:=([.$C3]/[.C3])-1" office:value-type="float" office:value="0">
            <text:p>0</text:p>
          </table:table-cell>
          <table:table-cell table:formula="of:=([.$C3]/[.D3])-1" office:value-type="float" office:value="0.238615664845173">
            <text:p>0,2386156648</text:p>
          </table:table-cell>
          <table:table-cell table:formula="of:=([.$C3]/[.E3])-1" office:value-type="float" office:value="0.357285429141717">
            <text:p>0,3572854291</text:p>
          </table:table-cell>
          <table:table-cell table:formula="of:=([.$C3]/[.F3])-1" office:value-type="float" office:value="0.471861471861472">
            <text:p>0,4718614719</text:p>
          </table:table-cell>
          <table:table-cell table:formula="of:=([.$C3]/[.G3])-1" office:value-type="float" office:value="0.574074074074074">
            <text:p>0,5740740741</text:p>
          </table:table-cell>
          <table:table-cell table:formula="of:=([.$C3]/[.H3])-1" office:value-type="float" office:value="0.679012345679012">
            <text:p>0,6790123457</text:p>
          </table:table-cell>
          <table:table-cell table:formula="of:=([.$C3]/[.I3])-1" office:value-type="float" office:value="1.04819277108434">
            <text:p>1,0481927711</text:p>
          </table:table-cell>
          <table:table-cell table:formula="of:=([.$C3]/[.J3])-1" office:value-type="float" office:value="1.55639097744361">
            <text:p>1,5563909774</text:p>
          </table:table-cell>
          <table:table-cell table:number-columns-repeated="1014"/>
        </table:table-row>
        <table:table-row table:style-name="ro2">
          <table:table-cell office:value-type="string">
            <text:p>nPVb</text:p>
          </table:table-cell>
          <table:table-cell/>
          <table:table-cell table:formula="of:=([.$C4]/[.C4])-1" office:value-type="float" office:value="0">
            <text:p>0</text:p>
          </table:table-cell>
          <table:table-cell table:formula="of:=([.$C4]/[.D4])-1" office:value-type="float" office:value="0.100456621004566">
            <text:p>0,100456621</text:p>
          </table:table-cell>
          <table:table-cell table:formula="of:=([.$C4]/[.E4])-1" office:value-type="float" office:value="0.158653846153846">
            <text:p>0,1586538462</text:p>
          </table:table-cell>
          <table:table-cell table:formula="of:=([.$C4]/[.F4])-1" office:value-type="float" office:value="0.208020050125313">
            <text:p>0,2080200501</text:p>
          </table:table-cell>
          <table:table-cell table:formula="of:=([.$C4]/[.G4])-1" office:value-type="float" office:value="0.251948051948052">
            <text:p>0,2519480519</text:p>
          </table:table-cell>
          <table:table-cell table:formula="of:=([.$C4]/[.H4])-1" office:value-type="float" office:value="0.299191374663073">
            <text:p>0,2991913747</text:p>
          </table:table-cell>
          <table:table-cell table:formula="of:=([.$C4]/[.I4])-1" office:value-type="float" office:value="0.45619335347432">
            <text:p>0,4561933535</text:p>
          </table:table-cell>
          <table:table-cell table:formula="of:=([.$C4]/[.J4])-1" office:value-type="float" office:value="0.673611111111111">
            <text:p>0,67361111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nPVrgb</text:p>
          </table:table-cell>
          <table:table-cell/>
          <table:table-cell table:formula="of:=[.C8]*[.C22]+[.C9]*[.C26]+[.C10]*[.C30]" office:value-type="float" office:value="-0">
            <text:p>-0</text:p>
          </table:table-cell>
          <table:table-cell table:formula="of:=[.D8]*[.D22]+[.D9]*[.D26]+[.D10]*[.D30]" office:value-type="float" office:value="-0.0143567419594425">
            <text:p>-0,014356742</text:p>
          </table:table-cell>
          <table:table-cell table:formula="of:=[.E8]*[.E22]+[.E9]*[.E26]+[.E10]*[.E30]" office:value-type="float" office:value="-0.0420095403811147">
            <text:p>-0,0420095404</text:p>
          </table:table-cell>
          <table:table-cell table:formula="of:=[.F8]*[.F22]+[.F9]*[.F26]+[.F10]*[.F30]" office:value-type="float" office:value="-0.0399502667788105">
            <text:p>-0,0399502668</text:p>
          </table:table-cell>
          <table:table-cell table:formula="of:=[.G8]*[.G22]+[.G9]*[.G26]+[.G10]*[.G30]" office:value-type="float" office:value="-0.0435492000409353">
            <text:p>-0,0435492</text:p>
          </table:table-cell>
          <table:table-cell table:formula="of:=[.H8]*[.H22]+[.H9]*[.H26]+[.H10]*[.H30]" office:value-type="float" office:value="-0.0418440099395697">
            <text:p>-0,0418440099</text:p>
          </table:table-cell>
          <table:table-cell table:formula="of:=[.I8]*[.I22]+[.I9]*[.I26]+[.I10]*[.I30]" office:value-type="float" office:value="0.251572572054258">
            <text:p>0,2515725721</text:p>
          </table:table-cell>
          <table:table-cell table:formula="of:=[.J8]*[.J22]+[.J9]*[.J26]+[.J10]*[.J30]" office:value-type="float" office:value="0.680117408173492">
            <text:p>0,680117408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ose</text:p>
          </table:table-cell>
          <table:table-cell table:style-name="ce1"/>
          <table:table-cell table:style-name="ce1" table:formula="of:=[.C12]*[.$M2]" office:value-type="float" office:value="-0">
            <text:p>-0</text:p>
          </table:table-cell>
          <table:table-cell table:style-name="ce1" table:formula="of:=[.D12]*[.$M2]" office:value-type="float" office:value="-0.0143567419594425">
            <text:p>-0,014356742</text:p>
          </table:table-cell>
          <table:table-cell table:style-name="ce1" table:formula="of:=[.E12]*[.$M2]" office:value-type="float" office:value="-0.0420095403811147">
            <text:p>-0,0420095404</text:p>
          </table:table-cell>
          <table:table-cell table:style-name="ce1" table:formula="of:=[.F12]*[.$M2]" office:value-type="float" office:value="-0.0399502667788105">
            <text:p>-0,0399502668</text:p>
          </table:table-cell>
          <table:table-cell table:style-name="ce1" table:formula="of:=[.G12]*[.$M2]" office:value-type="float" office:value="-0.0435492000409353">
            <text:p>-0,0435492</text:p>
          </table:table-cell>
          <table:table-cell table:style-name="ce1" table:formula="of:=[.H12]*[.$M2]" office:value-type="float" office:value="-0.0418440099395697">
            <text:p>-0,0418440099</text:p>
          </table:table-cell>
          <table:table-cell table:style-name="ce1" table:formula="of:=[.I12]*[.$M2]" office:value-type="float" office:value="0.251572572054258">
            <text:p>0,2515725721</text:p>
          </table:table-cell>
          <table:table-cell table:style-name="ce1" table:formula="of:=[.J12]*[.$M2]" office:value-type="float" office:value="0.680117408173492">
            <text:p>0,680117408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1014"/>
        </table:table-row>
        <table:table-row table:style-name="ro1"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1014"/>
        </table:table-row>
        <table:table-row table:style-name="ro1">
          <table:table-cell office:value-type="string">
            <text:p>Wd</text:p>
          </table:table-cell>
          <table:table-cell/>
          <table:table-cell table:formula="of:=([.C17]-[.B17])/[.$J17]" office:value-type="float" office:value="0">
            <text:p>0</text:p>
          </table:table-cell>
          <table:table-cell table:formula="of:=([.D17]-[.C17])/[.$J17]" office:value-type="float" office:value="0.125">
            <text:p>0,125</text:p>
          </table:table-cell>
          <table:table-cell table:formula="of:=([.E17]-[.D17])/[.$J17]" office:value-type="float" office:value="0.0625">
            <text:p>0,0625</text:p>
          </table:table-cell>
          <table:table-cell table:formula="of:=([.F17]-[.E17])/[.$J17]" office:value-type="float" office:value="0.0625">
            <text:p>0,0625</text:p>
          </table:table-cell>
          <table:table-cell table:formula="of:=([.G17]-[.F17])/[.$J17]" office:value-type="float" office:value="0.0625">
            <text:p>0,0625</text:p>
          </table:table-cell>
          <table:table-cell table:formula="of:=([.H17]-[.G17])/[.$J17]" office:value-type="float" office:value="0.0625">
            <text:p>0,0625</text:p>
          </table:table-cell>
          <table:table-cell table:formula="of:=([.I17]-[.H17])/[.$J17]" office:value-type="float" office:value="0.25">
            <text:p>0,25</text:p>
          </table:table-cell>
          <table:table-cell table:formula="of:=([.J17]-[.I17])/[.$J17]" office:value-type="float" office:value="0.375">
            <text:p>0,3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érateur Ws R</text:p>
          </table:table-cell>
          <table:table-cell/>
          <table:table-cell table:formula="of:=1/SQRT(([.$C5]/[.C2])^2 + ([.C5]*[.$C2]/([.C2])^2)^2)" office:value-type="float" office:value="82.1996827710995">
            <text:p>82,1996827711</text:p>
          </table:table-cell>
          <table:table-cell table:formula="of:=1/SQRT(([.$C5]/[.D2])^2 + ([.D5]*[.$C2]/([.D2])^2)^2)" office:value-type="float" office:value="57.4820595804801">
            <text:p>57,4820595805</text:p>
          </table:table-cell>
          <table:table-cell table:formula="of:=1/SQRT(([.$C5]/[.E2])^2 + ([.E5]*[.$C2]/([.E2])^2)^2)" office:value-type="float" office:value="48.2872745414797">
            <text:p>48,2872745415</text:p>
          </table:table-cell>
          <table:table-cell table:formula="of:=1/SQRT(([.$C5]/[.F2])^2 + ([.F5]*[.$C2]/([.F2])^2)^2)" office:value-type="float" office:value="40.5004119589445">
            <text:p>40,5004119589</text:p>
          </table:table-cell>
          <table:table-cell table:formula="of:=1/SQRT(([.$C5]/[.G2])^2 + ([.G5]*[.$C2]/([.G2])^2)^2)" office:value-type="float" office:value="37.9037210263827">
            <text:p>37,9037210264</text:p>
          </table:table-cell>
          <table:table-cell table:formula="of:=1/SQRT(([.$C5]/[.H2])^2 + ([.H5]*[.$C2]/([.H2])^2)^2)" office:value-type="float" office:value="34.0059196741769">
            <text:p>34,0059196742</text:p>
          </table:table-cell>
          <table:table-cell table:formula="of:=1/SQRT(([.$C5]/[.I2])^2 + ([.I5]*[.$C2]/([.I2])^2)^2)" office:value-type="float" office:value="23.8133941443667">
            <text:p>23,8133941444</text:p>
          </table:table-cell>
          <table:table-cell table:formula="of:=1/SQRT(([.$C5]/[.J2])^2 + ([.J5]*[.$C2]/([.J2])^2)^2)" office:value-type="float" office:value="16.2049245171662">
            <text:p>16,2049245172</text:p>
          </table:table-cell>
          <table:table-cell table:formula="of:=SUM([.C20:.J20])" office:value-type="float" office:value="340.397388214096">
            <text:p>340,3973882141</text:p>
          </table:table-cell>
          <table:table-cell table:number-columns-repeated="1013"/>
        </table:table-row>
        <table:table-row table:style-name="ro1">
          <table:table-cell office:value-type="string">
            <text:p>Ws R</text:p>
          </table:table-cell>
          <table:table-cell/>
          <table:table-cell table:formula="of:=[.C20]/[.$K20]" office:value-type="float" office:value="0.241481531930554">
            <text:p>0,2414815319</text:p>
          </table:table-cell>
          <table:table-cell table:formula="of:=[.D20]/[.$K20]" office:value-type="float" office:value="0.168867510652949">
            <text:p>0,1688675107</text:p>
          </table:table-cell>
          <table:table-cell table:formula="of:=[.E20]/[.$K20]" office:value-type="float" office:value="0.141855596468645">
            <text:p>0,1418555965</text:p>
          </table:table-cell>
          <table:table-cell table:formula="of:=[.F20]/[.$K20]" office:value-type="float" office:value="0.118979796441538">
            <text:p>0,1189797964</text:p>
          </table:table-cell>
          <table:table-cell table:formula="of:=[.G20]/[.$K20]" office:value-type="float" office:value="0.11135138617028">
            <text:p>0,1113513862</text:p>
          </table:table-cell>
          <table:table-cell table:formula="of:=[.H20]/[.$K20]" office:value-type="float" office:value="0.0999006480413666">
            <text:p>0,099900648</text:p>
          </table:table-cell>
          <table:table-cell table:formula="of:=[.I20]/[.$K20]" office:value-type="float" office:value="0.0699576288446404">
            <text:p>0,0699576288</text:p>
          </table:table-cell>
          <table:table-cell table:formula="of:=[.J20]/[.$K20]" office:value-type="float" office:value="0.0476059014500252">
            <text:p>0,0476059015</text:p>
          </table:table-cell>
          <table:table-cell table:number-columns-repeated="1014"/>
        </table:table-row>
        <table:table-row table:style-name="ro1">
          <table:table-cell office:value-type="string">
            <text:p>Wc R</text:p>
          </table:table-cell>
          <table:table-cell/>
          <table:table-cell table:formula="of:=[.$L2]*[.C18]+([.$L2]-1)*[.C21]" office:value-type="float" office:value="-0.120740765965277">
            <text:p>-0,120740766</text:p>
          </table:table-cell>
          <table:table-cell table:formula="of:=[.$L2]*[.D18]+([.$L2]-1)*[.D21]" office:value-type="float" office:value="-0.0219337553264747">
            <text:p>-0,0219337553</text:p>
          </table:table-cell>
          <table:table-cell table:formula="of:=[.$L2]*[.E18]+([.$L2]-1)*[.E21]" office:value-type="float" office:value="-0.0396777982343227">
            <text:p>-0,0396777982</text:p>
          </table:table-cell>
          <table:table-cell table:formula="of:=[.$L2]*[.F18]+([.$L2]-1)*[.F21]" office:value-type="float" office:value="-0.0282398982207692">
            <text:p>-0,0282398982</text:p>
          </table:table-cell>
          <table:table-cell table:formula="of:=[.$L2]*[.G18]+([.$L2]-1)*[.G21]" office:value-type="float" office:value="-0.0244256930851402">
            <text:p>-0,0244256931</text:p>
          </table:table-cell>
          <table:table-cell table:formula="of:=[.$L2]*[.H18]+([.$L2]-1)*[.H21]" office:value-type="float" office:value="-0.0187003240206833">
            <text:p>-0,018700324</text:p>
          </table:table-cell>
          <table:table-cell table:formula="of:=[.$L2]*[.I18]+([.$L2]-1)*[.I21]" office:value-type="float" office:value="0.0900211855776798">
            <text:p>0,0900211856</text:p>
          </table:table-cell>
          <table:table-cell table:formula="of:=[.$L2]*[.J18]+([.$L2]-1)*[.J21]" office:value-type="float" office:value="0.163697049274987">
            <text:p>0,163697049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érateur Ws G</text:p>
          </table:table-cell>
          <table:table-cell/>
          <table:table-cell table:style-name="ce2" table:formula="of:=1/SQRT(([.$C6]/[.C3])^2 + ([.C6]*[.$C3]/([.C3])^2)^2)" office:value-type="float" office:value="89.0430761494171">
            <text:p>89,0430761494</text:p>
          </table:table-cell>
          <table:table-cell table:style-name="ce2" table:formula="of:=1/SQRT(([.$C6]/[.D3])^2 + ([.D6]*[.$C3]/([.D3])^2)^2)" office:value-type="float" office:value="67.4258421626196">
            <text:p>67,4258421626</text:p>
          </table:table-cell>
          <table:table-cell table:style-name="ce2" table:formula="of:=1/SQRT(([.$C6]/[.E3])^2 + ([.E6]*[.$C3]/([.E3])^2)^2)" office:value-type="float" office:value="57.9092523416292">
            <text:p>57,9092523416</text:p>
          </table:table-cell>
          <table:table-cell table:style-name="ce2" table:formula="of:=1/SQRT(([.$C6]/[.F3])^2 + ([.F6]*[.$C3]/([.F3])^2)^2)" office:value-type="float" office:value="48.6333681070158">
            <text:p>48,633368107</text:p>
          </table:table-cell>
          <table:table-cell table:style-name="ce2" table:formula="of:=1/SQRT(([.$C6]/[.G3])^2 + ([.G6]*[.$C3]/([.G3])^2)^2)" office:value-type="float" office:value="47.1652271084659">
            <text:p>47,1652271085</text:p>
          </table:table-cell>
          <table:table-cell table:style-name="ce2" table:formula="of:=1/SQRT(([.$C6]/[.H3])^2 + ([.H6]*[.$C3]/([.H3])^2)^2)" office:value-type="float" office:value="43.5457642892498">
            <text:p>43,5457642892</text:p>
          </table:table-cell>
          <table:table-cell table:style-name="ce2" table:formula="of:=1/SQRT(([.$C6]/[.I3])^2 + ([.I6]*[.$C3]/([.I3])^2)^2)" office:value-type="float" office:value="30.6727121922271">
            <text:p>30,6727121922</text:p>
          </table:table-cell>
          <table:table-cell table:style-name="ce2" table:formula="of:=1/SQRT(([.$C6]/[.J3])^2 + ([.J6]*[.$C3]/([.J3])^2)^2)" office:value-type="float" office:value="19.8760675761267">
            <text:p>19,8760675761</text:p>
          </table:table-cell>
          <table:table-cell table:style-name="ce2" table:formula="of:=SUM([.C24:.J24])" office:value-type="float" office:value="404.271309926751">
            <text:p>404,2713099268</text:p>
          </table:table-cell>
          <table:table-cell table:number-columns-repeated="1013"/>
        </table:table-row>
        <table:table-row table:style-name="ro1">
          <table:table-cell office:value-type="string">
            <text:p>Ws G</text:p>
          </table:table-cell>
          <table:table-cell/>
          <table:table-cell table:formula="of:=[.C24]/[.$K24]" office:value-type="float" office:value="0.220255739061846">
            <text:p>0,2202557391</text:p>
          </table:table-cell>
          <table:table-cell table:formula="of:=[.D24]/[.$K24]" office:value-type="float" office:value="0.166783643822848">
            <text:p>0,1667836438</text:p>
          </table:table-cell>
          <table:table-cell table:formula="of:=[.E24]/[.$K24]" office:value-type="float" office:value="0.143243537000243">
            <text:p>0,143243537</text:p>
          </table:table-cell>
          <table:table-cell table:formula="of:=[.F24]/[.$K24]" office:value-type="float" office:value="0.120298836234081">
            <text:p>0,1202988362</text:p>
          </table:table-cell>
          <table:table-cell table:formula="of:=[.G24]/[.$K24]" office:value-type="float" office:value="0.116667262678155">
            <text:p>0,1166672627</text:p>
          </table:table-cell>
          <table:table-cell table:formula="of:=[.H24]/[.$K24]" office:value-type="float" office:value="0.107714208799877">
            <text:p>0,1077142088</text:p>
          </table:table-cell>
          <table:table-cell table:formula="of:=[.I24]/[.$K24]" office:value-type="float" office:value="0.0758716026566036">
            <text:p>0,0758716027</text:p>
          </table:table-cell>
          <table:table-cell table:formula="of:=[.J24]/[.$K24]" office:value-type="float" office:value="0.0491651697463467">
            <text:p>0,0491651697</text:p>
          </table:table-cell>
          <table:table-cell table:number-columns-repeated="1014"/>
        </table:table-row>
        <table:table-row table:style-name="ro1">
          <table:table-cell office:value-type="string">
            <text:p>Wc G</text:p>
          </table:table-cell>
          <table:table-cell/>
          <table:table-cell table:formula="of:=[.$L2]*[.C18]+([.$L2]-1)*[.C25]" office:value-type="float" office:value="-0.110127869530923">
            <text:p>-0,1101278695</text:p>
          </table:table-cell>
          <table:table-cell table:formula="of:=[.$L2]*[.D18]+([.$L2]-1)*[.D25]" office:value-type="float" office:value="-0.0208918219114241">
            <text:p>-0,0208918219</text:p>
          </table:table-cell>
          <table:table-cell table:formula="of:=[.$L2]*[.E18]+([.$L2]-1)*[.E25]" office:value-type="float" office:value="-0.0403717685001213">
            <text:p>-0,0403717685</text:p>
          </table:table-cell>
          <table:table-cell table:formula="of:=[.$L2]*[.F18]+([.$L2]-1)*[.F25]" office:value-type="float" office:value="-0.0288994181170407">
            <text:p>-0,0288994181</text:p>
          </table:table-cell>
          <table:table-cell table:formula="of:=[.$L2]*[.G18]+([.$L2]-1)*[.G25]" office:value-type="float" office:value="-0.0270836313390773">
            <text:p>-0,0270836313</text:p>
          </table:table-cell>
          <table:table-cell table:formula="of:=[.$L2]*[.H18]+([.$L2]-1)*[.H25]" office:value-type="float" office:value="-0.0226071043999384">
            <text:p>-0,0226071044</text:p>
          </table:table-cell>
          <table:table-cell table:formula="of:=[.$L2]*[.I18]+([.$L2]-1)*[.I25]" office:value-type="float" office:value="0.0870641986716982">
            <text:p>0,0870641987</text:p>
          </table:table-cell>
          <table:table-cell table:formula="of:=[.$L2]*[.J18]+([.$L2]-1)*[.J25]" office:value-type="float" office:value="0.162917415126827">
            <text:p>0,162917415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érateur Ws B</text:p>
          </table:table-cell>
          <table:table-cell/>
          <table:table-cell table:style-name="ce2" table:formula="of:=1/SQRT(([.$C7]/[.C4])^2 + ([.C7]*[.$C4]/([.C4])^2)^2)" office:value-type="float" office:value="73.4537647698095">
            <text:p>73,4537647698</text:p>
          </table:table-cell>
          <table:table-cell table:style-name="ce2" table:formula="of:=1/SQRT(([.$C7]/[.D4])^2 + ([.D7]*[.$C4]/([.D4])^2)^2)" office:value-type="float" office:value="66.0902833213447">
            <text:p>66,0902833213</text:p>
          </table:table-cell>
          <table:table-cell table:style-name="ce2" table:formula="of:=1/SQRT(([.$C7]/[.E4])^2 + ([.E7]*[.$C4]/([.E4])^2)^2)" office:value-type="float" office:value="62.0233187802339">
            <text:p>62,0233187802</text:p>
          </table:table-cell>
          <table:table-cell table:style-name="ce2" table:formula="of:=1/SQRT(([.$C7]/[.F4])^2 + ([.F7]*[.$C4]/([.F4])^2)^2)" office:value-type="float" office:value="56.8432903734269">
            <text:p>56,8432903734</text:p>
          </table:table-cell>
          <table:table-cell table:style-name="ce2" table:formula="of:=1/SQRT(([.$C7]/[.G4])^2 + ([.G7]*[.$C4]/([.G4])^2)^2)" office:value-type="float" office:value="55.5665849048359">
            <text:p>55,5665849048</text:p>
          </table:table-cell>
          <table:table-cell table:style-name="ce2" table:formula="of:=1/SQRT(([.$C7]/[.H4])^2 + ([.H7]*[.$C4]/([.H4])^2)^2)" office:value-type="float" office:value="53.3268898315806">
            <text:p>53,3268898316</text:p>
          </table:table-cell>
          <table:table-cell table:style-name="ce2" table:formula="of:=1/SQRT(([.$C7]/[.I4])^2 + ([.I7]*[.$C4]/([.I4])^2)^2)" office:value-type="float" office:value="44.7205764986581">
            <text:p>44,7205764987</text:p>
          </table:table-cell>
          <table:table-cell table:style-name="ce2" table:formula="of:=1/SQRT(([.$C7]/[.J4])^2 + ([.J7]*[.$C4]/([.J4])^2)^2)" office:value-type="float" office:value="34.0809386793562">
            <text:p>34,0809386794</text:p>
          </table:table-cell>
          <table:table-cell table:style-name="ce2" table:formula="of:=SUM([.C28:.J28])" office:value-type="float" office:value="446.105647159246">
            <text:p>446,1056471592</text:p>
          </table:table-cell>
          <table:table-cell table:number-columns-repeated="1013"/>
        </table:table-row>
        <table:table-row table:style-name="ro1">
          <table:table-cell office:value-type="string">
            <text:p>Ws B</text:p>
          </table:table-cell>
          <table:table-cell/>
          <table:table-cell table:formula="of:=[.C28]/[.$K28]" office:value-type="float" office:value="0.164655536726682">
            <text:p>0,1646555367</text:p>
          </table:table-cell>
          <table:table-cell table:formula="of:=[.D28]/[.$K28]" office:value-type="float" office:value="0.148149398561082">
            <text:p>0,1481493986</text:p>
          </table:table-cell>
          <table:table-cell table:formula="of:=[.E28]/[.$K28]" office:value-type="float" office:value="0.139032803496642">
            <text:p>0,1390328035</text:p>
          </table:table-cell>
          <table:table-cell table:formula="of:=[.F28]/[.$K28]" office:value-type="float" office:value="0.127421140564795">
            <text:p>0,1274211406</text:p>
          </table:table-cell>
          <table:table-cell table:formula="of:=[.G28]/[.$K28]" office:value-type="float" office:value="0.124559250165691">
            <text:p>0,1245592502</text:p>
          </table:table-cell>
          <table:table-cell table:formula="of:=[.H28]/[.$K28]" office:value-type="float" office:value="0.11953870158596">
            <text:p>0,1195387016</text:p>
          </table:table-cell>
          <table:table-cell table:formula="of:=[.I28]/[.$K28]" office:value-type="float" office:value="0.100246604774977">
            <text:p>0,1002466048</text:p>
          </table:table-cell>
          <table:table-cell table:formula="of:=[.J28]/[.$K28]" office:value-type="float" office:value="0.0763965641241711">
            <text:p>0,0763965641</text:p>
          </table:table-cell>
          <table:table-cell table:number-columns-repeated="1014"/>
        </table:table-row>
        <table:table-row table:style-name="ro1">
          <table:table-cell office:value-type="string">
            <text:p>Wc B</text:p>
          </table:table-cell>
          <table:table-cell/>
          <table:table-cell table:formula="of:=[.$L2]*[.C18]+([.$L2]-1)*[.C29]" office:value-type="float" office:value="-0.0823277683633411">
            <text:p>-0,0823277684</text:p>
          </table:table-cell>
          <table:table-cell table:formula="of:=[.$L2]*[.D18]+([.$L2]-1)*[.D29]" office:value-type="float" office:value="-0.0115746992805412">
            <text:p>-0,0115746993</text:p>
          </table:table-cell>
          <table:table-cell table:formula="of:=[.$L2]*[.E18]+([.$L2]-1)*[.E29]" office:value-type="float" office:value="-0.0382664017483212">
            <text:p>-0,0382664017</text:p>
          </table:table-cell>
          <table:table-cell table:formula="of:=[.$L2]*[.F18]+([.$L2]-1)*[.F29]" office:value-type="float" office:value="-0.0324605702823973">
            <text:p>-0,0324605703</text:p>
          </table:table-cell>
          <table:table-cell table:formula="of:=[.$L2]*[.G18]+([.$L2]-1)*[.G29]" office:value-type="float" office:value="-0.0310296250828455">
            <text:p>-0,0310296251</text:p>
          </table:table-cell>
          <table:table-cell table:formula="of:=[.$L2]*[.H18]+([.$L2]-1)*[.H29]" office:value-type="float" office:value="-0.02851935079298">
            <text:p>-0,0285193508</text:p>
          </table:table-cell>
          <table:table-cell table:formula="of:=[.$L2]*[.I18]+([.$L2]-1)*[.I29]" office:value-type="float" office:value="0.0748766976125117">
            <text:p>0,0748766976</text:p>
          </table:table-cell>
          <table:table-cell table:formula="of:=[.$L2]*[.J18]+([.$L2]-1)*[.J29]" office:value-type="float" office:value="0.149301717937914">
            <text:p>0,1493017179</text:p>
          </table:table-cell>
          <table:table-cell table:number-columns-repeated="1014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/06/2020</text:date>, <text:time>14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Claude SIRARD</meta:initial-creator>
    <meta:creation-date>2020-06-04T13:36:56</meta:creation-date>
    <dc:date>2020-06-08T14:03:28</dc:date>
    <dc:creator>Jean-Claude SIRARD</dc:creator>
    <meta:editing-duration>P1DT1H23M54S</meta:editing-duration>
    <meta:editing-cycles>4</meta:editing-cycles>
    <meta:generator>OpenOffice/4.1.3$Unix OpenOffice.org_project/413m1$Build-9783</meta:generator>
    <meta:document-statistic meta:table-count="3" meta:cell-count="222" meta:object-count="0"/>
  </office:meta>
</office:document-meta>
</file>